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299d" officeooo:paragraph-rsid="0015299d" style:font-weight-asian="bold" style:font-weight-complex="bold"/>
    </style:style>
    <style:style style:name="P2" style:family="paragraph" style:parent-style-name="Standard">
      <style:text-properties fo:font-weight="bold" officeooo:rsid="00168201" officeooo:paragraph-rsid="0016820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299d" officeooo:paragraph-rsid="0015299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15299d" officeooo:paragraph-rsid="0015299d" style:font-weight-asian="normal" style:font-weight-complex="normal"/>
    </style:style>
    <style:style style:name="P5" style:family="paragraph" style:parent-style-name="Standard">
      <style:text-properties fo:font-weight="normal" officeooo:rsid="00168201" officeooo:paragraph-rsid="00168201" style:font-weight-asian="normal" style:font-weight-complex="normal"/>
    </style:style>
    <style:style style:name="P6" style:family="paragraph" style:parent-style-name="Standard">
      <style:text-properties fo:font-weight="normal" officeooo:rsid="001af2d3" officeooo:paragraph-rsid="001af2d3" style:font-weight-asian="normal" style:font-weight-complex="normal"/>
    </style:style>
    <style:style style:name="P7" style:family="paragraph" style:parent-style-name="Standard">
      <style:text-properties fo:font-weight="normal" officeooo:rsid="001af2d3" officeooo:paragraph-rsid="0026e647" style:font-weight-asian="normal" style:font-weight-complex="normal"/>
    </style:style>
    <style:style style:name="P8" style:family="paragraph" style:parent-style-name="Standard">
      <style:text-properties fo:font-weight="normal" officeooo:rsid="001e3c78" officeooo:paragraph-rsid="001e3c78" style:font-weight-asian="normal" style:font-weight-complex="normal"/>
    </style:style>
    <style:style style:name="P9" style:family="paragraph" style:parent-style-name="Standard">
      <style:text-properties fo:font-weight="normal" officeooo:rsid="0021e6b9" officeooo:paragraph-rsid="0021e6b9" style:font-weight-asian="normal" style:font-weight-complex="normal"/>
    </style:style>
    <style:style style:name="P10" style:family="paragraph" style:parent-style-name="Standard">
      <style:text-properties fo:font-weight="normal" officeooo:rsid="001c7b08" officeooo:paragraph-rsid="0026e647" style:font-weight-asian="normal" style:font-weight-complex="normal"/>
    </style:style>
    <style:style style:name="P11" style:family="paragraph" style:parent-style-name="Standard">
      <style:text-properties fo:font-weight="normal" officeooo:rsid="002b5823" officeooo:paragraph-rsid="002b5823" style:font-weight-asian="normal" style:font-weight-complex="normal"/>
    </style:style>
    <style:style style:name="P12" style:family="paragraph" style:parent-style-name="Standard">
      <style:text-properties fo:font-weight="normal" officeooo:rsid="00200add" officeooo:paragraph-rsid="00200ad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f7ac5" officeooo:paragraph-rsid="003127d6" style:font-weight-asian="normal" style:font-weight-complex="normal"/>
    </style:style>
    <style:style style:name="P14" style:family="paragraph" style:parent-style-name="Standard">
      <style:text-properties fo:font-weight="normal" officeooo:rsid="002f7ac5" officeooo:paragraph-rsid="002f7ac5" style:font-weight-asian="normal" style:font-weight-complex="normal"/>
    </style:style>
    <style:style style:name="P15" style:family="paragraph" style:parent-style-name="Standard">
      <style:text-properties fo:font-weight="normal" officeooo:rsid="002f7ac5" officeooo:paragraph-rsid="00342efc" style:font-weight-asian="normal" style:font-weight-complex="normal"/>
    </style:style>
    <style:style style:name="P16" style:family="paragraph" style:parent-style-name="Standard">
      <style:text-properties fo:font-weight="normal" officeooo:rsid="002f7ac5" officeooo:paragraph-rsid="00348279" style:font-weight-asian="normal" style:font-weight-complex="normal"/>
    </style:style>
    <style:style style:name="P17" style:family="paragraph" style:parent-style-name="Standard">
      <style:text-properties fo:font-weight="normal" officeooo:rsid="002f7ac5" officeooo:paragraph-rsid="00369a30" style:font-weight-asian="normal" style:font-weight-complex="normal"/>
    </style:style>
    <style:style style:name="P18" style:family="paragraph" style:parent-style-name="Standard">
      <style:text-properties fo:font-weight="normal" officeooo:rsid="00326ebf" officeooo:paragraph-rsid="00326ebf" style:font-weight-asian="normal" style:font-weight-complex="normal"/>
    </style:style>
    <style:style style:name="P19" style:family="paragraph" style:parent-style-name="Standard">
      <style:text-properties fo:font-weight="normal" officeooo:rsid="00326ebf" officeooo:paragraph-rsid="0034f576" style:font-weight-asian="normal" style:font-weight-complex="normal"/>
    </style:style>
    <style:style style:name="P20" style:family="paragraph" style:parent-style-name="Standard">
      <style:text-properties fo:font-weight="bold" officeooo:rsid="002dd7a8" officeooo:paragraph-rsid="002dd7a8" style:font-weight-asian="bold" style:font-weight-complex="bold"/>
    </style:style>
    <style:style style:name="P21" style:family="paragraph" style:parent-style-name="Standard">
      <style:text-properties fo:font-weight="bold" officeooo:rsid="002f7ac5" officeooo:paragraph-rsid="003127d6" style:font-weight-asian="bold" style:font-weight-complex="bold"/>
    </style:style>
    <style:style style:name="P22" style:family="paragraph" style:parent-style-name="Standard">
      <style:text-properties fo:font-weight="bold" officeooo:rsid="002f7ac5" officeooo:paragraph-rsid="00369a30" style:font-weight-asian="bold" style:font-weight-complex="bold"/>
    </style:style>
    <style:style style:name="T1" style:family="text">
      <style:text-properties officeooo:rsid="00168201"/>
    </style:style>
    <style:style style:name="T2" style:family="text">
      <style:text-properties officeooo:rsid="00177290"/>
    </style:style>
    <style:style style:name="T3" style:family="text">
      <style:text-properties officeooo:rsid="0017a3c1"/>
    </style:style>
    <style:style style:name="T4" style:family="text">
      <style:text-properties officeooo:rsid="0018c964"/>
    </style:style>
    <style:style style:name="T5" style:family="text">
      <style:text-properties officeooo:rsid="001c7b08"/>
    </style:style>
    <style:style style:name="T6" style:family="text">
      <style:text-properties officeooo:rsid="00200add"/>
    </style:style>
    <style:style style:name="T7" style:family="text">
      <style:text-properties officeooo:rsid="0021e6b9"/>
    </style:style>
    <style:style style:name="T8" style:family="text">
      <style:text-properties officeooo:rsid="0022eaaf"/>
    </style:style>
    <style:style style:name="T9" style:family="text">
      <style:text-properties officeooo:rsid="0026b26f"/>
    </style:style>
    <style:style style:name="T10" style:family="text">
      <style:text-properties officeooo:rsid="002b5823"/>
    </style:style>
    <style:style style:name="T11" style:family="text">
      <style:text-properties officeooo:rsid="002bdfac"/>
    </style:style>
    <style:style style:name="T12" style:family="text">
      <style:text-properties officeooo:rsid="002c0f5e"/>
    </style:style>
    <style:style style:name="T13" style:family="text">
      <style:text-properties officeooo:rsid="002d8d9e"/>
    </style:style>
    <style:style style:name="T14" style:family="text">
      <style:text-properties officeooo:rsid="003127d6"/>
    </style:style>
    <style:style style:name="T15" style:family="text">
      <style:text-properties fo:font-weight="normal" officeooo:rsid="003127d6" style:font-weight-asian="normal" style:font-weight-complex="normal"/>
    </style:style>
    <style:style style:name="T16" style:family="text">
      <style:text-properties fo:font-weight="normal" officeooo:rsid="00348279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5299d" style:font-weight-asian="bold" style:font-weight-complex="bold"/>
    </style:style>
    <style:style style:name="T19" style:family="text">
      <style:text-properties fo:font-weight="bold" officeooo:rsid="00369a30" style:font-weight-asian="bold" style:font-weight-complex="bold"/>
    </style:style>
    <style:style style:name="T20" style:family="text">
      <style:text-properties officeooo:rsid="00326ebf"/>
    </style:style>
    <style:style style:name="T21" style:family="text">
      <style:text-properties officeooo:rsid="00342efc"/>
    </style:style>
    <style:style style:name="T22" style:family="text">
      <style:text-properties officeooo:rsid="00348279"/>
    </style:style>
    <style:style style:name="T23" style:family="text">
      <style:text-properties officeooo:rsid="00353707"/>
    </style:style>
    <style:style style:name="T24" style:family="text">
      <style:text-properties officeooo:rsid="00369a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0_2084631036"/>SYSMATEMA</text:p>
      <text:p text:style-name="P1"/>
      <text:p text:style-name="P1">1. OBJETIVO</text:p>
      <text:p text:style-name="P4"/>
      <text:p text:style-name="P4">Desenvolver um sistema <text:span text:style-name="T1">web </text:span>para o gerenciamento de reservas <text:span text:style-name="T1">e cadastro </text:span>de equipamentos/espaços <text:span text:style-name="T1">lotados no departamento de matemática. Além de criar um repositório NFS de programas utilizados por docentes, alunos e funcionários.</text:span></text:p>
      <text:p text:style-name="P1"/>
      <text:p text:style-name="P1">2. DESCRIÇÃO <text:span text:style-name="T7">GERAL </text:span>DO SISTEMA</text:p>
      <text:p text:style-name="P1"/>
      <text:p text:style-name="P7">O Login no sistema é feito pel<text:span text:style-name="T5">a combinação do</text:span> usuario e uma senha definida no momento do cadastro do usuário ao sistema. <text:span text:style-name="T5">O usuário que deseja se cadastrar ao sistema deve preencher um formulário e esperar ser aprovado pelo administrador, que enviara um e-mail validando sua conta. </text:span></text:p>
      <text:p text:style-name="P10">Os administradores podem cadastrar novos usuarios e novos administradores, além de ter todas as permissões para alterar qualquer registo do sistema.</text:p>
      <text:p text:style-name="P6"/>
      <text:p text:style-name="P8">Após cadastrado e logado, o usúario fica logado durante todo tempo em que o navegador estiver aberto <text:span text:style-name="T8">ou por 30 minutos de inatividade</text:span>, e pode reservar equipamentos <text:span text:style-name="T6">e espaços cadastrados no sitema </text:span>por um periodo de tempo solicitado, desde que não exista outra solicitação realizada por um usuário anteriormente, caso já exista uma solicitação, o pretendente pode visualizar o contato de quem realizou a reserva e entrar em contato para que haja um acordo, ou realizar a reserva em outra data.</text:p>
      <text:p text:style-name="P8"/>
      <text:p text:style-name="P11">As reservas de sala <text:span text:style-name="T12">ou de </text:span>equipamentos <text:span text:style-name="T12">terão</text:span> uma data e hora de inicio e uma data e hora de entrega, e um campo para anotar observeções se necessário. <text:span text:style-name="T12">Cada reserva de equipamento podem conter vários equipamentos e cada reserva de espaço podem conter vários espaços. </text:span></text:p>
      <text:p text:style-name="P11"/>
      <text:p text:style-name="P9">Reserva de sala (nome, local, <text:span text:style-name="T10">capacidade,</text:span> equipamentos, <text:span text:style-name="T10">disponivel para reserva</text:span>); </text:p>
      <text:p text:style-name="P9">Emprestimos de equipamentos/<text:span text:style-name="T11">material</text:span> (pat, recad, descricao, modelo, disponivel para emprestimo, datadecompra, <text:span text:style-name="T10">observações</text:span>);</text:p>
      <text:p text:style-name="P8"/>
      <text:p text:style-name="P12">Os equipamentos, espaços, departamento, <text:span text:style-name="T23">usuarios, etc</text:span> devem ser cadastrados, alterados e removidos <text:span text:style-name="T23">de acordo com os privilégios de cada perfil de usuario.</text:span></text:p>
      <text:p text:style-name="P12"/>
      <text:p text:style-name="P20">2.1 <text:span text:style-name="T24">NIVEIS DE </text:span>P<text:span text:style-name="T23">RIVILÉGIOS DE CADA PERFIL DE USUÁRIO</text:span></text:p>
      <text:p text:style-name="P20"/>
      <text:p text:style-name="P21"><text:span text:style-name="T24">Nível 0: </text:span>Visitante </text:p>
      <text:p text:style-name="P21"><text:span text:style-name="T15">- Visualizar a agenda(reservas de equipamentos e espaços);</text:span></text:p>
      <text:p text:style-name="P13">- <text:span text:style-name="T14">Listar departamentos e: espaços disponíveis, e equipamentos disponíveis.</text:span></text:p>
      <text:p text:style-name="P21"><text:span text:style-name="T15"/></text:p>
      <text:p text:style-name="P22"><text:span text:style-name="T24">Nível 1: </text:span>Aluno</text:p>
      <text:p text:style-name="P14">- <text:span text:style-name="T20">Fazer Reservas em seu departamento;</text:span></text:p>
      <text:p text:style-name="P14">- <text:span text:style-name="T20">Baixar Softwares/Licenças;</text:span></text:p>
      <text:p text:style-name="P14">- <text:span text:style-name="T22">alterar e excluir sua conta;</text:span></text:p>
      <text:p text:style-name="P16">- <text:span text:style-name="T22">e todas as funcionalidades anteriores.</text:span></text:p>
      <text:p text:style-name="P14"/>
      <text:p text:style-name="P22"><text:span text:style-name="T24">Nível 2: </text:span>Docente</text:p>
      <text:p text:style-name="P19">- Fazer Reseva qualquer equipamento e qualquer espaço;</text:p>
      <text:p text:style-name="P16">- <text:span text:style-name="T22">alterar e excluir sua conta;</text:span></text:p>
      <text:p text:style-name="P16">- <text:span text:style-name="T22">e todas as funcionalidades anteriores.</text:span></text:p>
      <text:p text:style-name="P18"/>
      <text:p text:style-name="P22"><text:span text:style-name="T24">Nível 3: </text:span>Funcionário</text:p>
      <text:p text:style-name="P14"><text:soft-page-break/>- <text:span text:style-name="T22">gerenciamento de espaço do departamento;</text:span></text:p>
      <text:p text:style-name="P15">- <text:span text:style-name="T22">gerenciamento de equipamentos do departamento;</text:span></text:p>
      <text:p text:style-name="P15">- <text:span text:style-name="T21">gerenciar todos usuarios do seu departamento;</text:span></text:p>
      <text:p text:style-name="P15">- <text:span text:style-name="T22">alterar dados do seu departamento;</text:span></text:p>
      <text:p text:style-name="P16">- <text:span text:style-name="T22">e todas as funcionalidades anteriores.</text:span></text:p>
      <text:p text:style-name="P15"/>
      <text:p text:style-name="P17"><text:span text:style-name="T19">Nível 4: </text:span><text:span text:style-name="T17">Administrador</text:span></text:p>
      <text:p text:style-name="P14">- <text:span text:style-name="T22">gerenciamento de todos departamentos;</text:span></text:p>
      <text:p text:style-name="P16">- <text:span text:style-name="T21">gerenciar todos usuarios e definir administradores;</text:span></text:p>
      <text:p text:style-name="P16">- <text:span text:style-name="T22">e todas as funcionalidades anteriores.</text:span></text:p>
      <text:p text:style-name="P16"/>
      <text:p text:style-name="P16"/>
      <text:p text:style-name="P16"><text:span text:style-name="T18">3. FERRAMENTAS ULTILIZADAS</text:span></text:p>
      <text:p text:style-name="P1"/>
      <text:p text:style-name="P5"><text:span text:style-name="T13">J</text:span>ava <text:span text:style-name="T13">EE</text:span>, jsf <text:span text:style-name="T4">2.2 mojarra</text:span>, mysql <text:span text:style-name="T4">5.5</text:span>, eclipse, <text:span text:style-name="T13">Ubuntu, </text:span>workbench, <text:span text:style-name="T9">git, maven, hibernate(JPA)</text:span></text:p>
      <text:p text:style-name="P1"><text:s/></text:p>
      <text:p text:style-name="P1">4. REQUISITOS FUNCIONAIS</text:p>
      <text:p text:style-name="P2"/>
      <text:p text:style-name="P5"><text:span text:style-name="T2">funcionar na faixa de rede intranet da unesp rio claro </text:span>200.145.* <text:span text:style-name="T3">ou via VPN</text:span><text:bookmark-end text:name="__DdeLink__80_20846310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1:23:02.047152800</meta:creation-date>
    <dc:date>2014-09-18T17:29:37.433799060</dc:date>
    <meta:editing-duration>PT2H18M4S</meta:editing-duration>
    <meta:editing-cycles>19</meta:editing-cycles>
    <meta:generator>LibreOffice/4.2.6.3$Linux_x86 LibreOffice_project/420m0$Build-3</meta:generator>
    <dc:creator>Hugo </dc:creator>
    <meta:document-statistic meta:table-count="0" meta:image-count="0" meta:object-count="0" meta:page-count="2" meta:paragraph-count="39" meta:word-count="443" meta:character-count="2917" meta:non-whitespace-character-count="2507"/>
  </office:meta>
</office:document-meta>
</file>